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+ 2p" svg:font-family="'M+ 2p'" style:font-family-generic="modern" style:font-pitch="variable"/>
    <style:font-face style:name="M+ 2p1" svg:font-family="'M+ 2p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modern" style:font-pitch="variable"/>
    <style:font-face style:name="游明朝1" svg:font-family="游明朝" style:font-family-generic="roman" style:font-pitch="variable"/>
    <style:font-face style:name="游明朝2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2" style:family="graphic" style:parent-style-name="objectwithoutfill">
      <style:graphic-properties svg:stroke-color="#ff0000" draw:marker-end="線の終点_20_6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ff0000" draw:marker-end="線の終点_20_6" draw:marker-end-width="0.3cm" draw:fill="none" draw:textarea-vertical-align="middle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3.65cm" fo:min-width="5.15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35cm" draw:marker-end="線の終点_20_2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86cm"/>
      <style:paragraph-properties style:writing-mode="lr-tb"/>
    </style:style>
    <style:style style:name="gr8" style:family="graphic" style:parent-style-name="objectwithoutfill">
      <style:graphic-properties draw:marker-end="線の終点_20_1" draw:fill="none" draw:textarea-vertical-align="middle"/>
    </style:style>
    <style:style style:name="gr9" style:family="graphic" style:parent-style-name="objectwithoutfill">
      <style:graphic-properties draw:marker-end="線の終点_20_3" draw:marker-end-width="0.3cm" draw:fill="none" draw:textarea-vertical-align="middle"/>
    </style:style>
    <style:style style:name="gr10" style:family="graphic" style:parent-style-name="objectwithoutfill">
      <style:graphic-properties draw:marker-end="線の終点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2" style:family="graphic" style:parent-style-name="objectwithoutfill">
      <style:graphic-properties draw:marker-end="線の終点_20_5" draw:marker-end-width="0.3cm" draw:fill="none" draw:textarea-vertical-align="middle"/>
    </style:style>
    <style:style style:name="gr13" style:family="graphic" style:parent-style-name="Graphic">
      <style:graphic-properties draw:textarea-horizontal-align="justify" draw:textarea-vertical-align="middle" draw:auto-grow-height="false" fo:min-height="1.497cm" fo:min-width="4.491cm"/>
      <style:paragraph-properties style:writing-mode="lr-tb"/>
    </style:style>
    <style:style style:name="gr14" style:family="graphic" style:parent-style-name="Graphic">
      <style:graphic-properties draw:textarea-horizontal-align="justify" draw:textarea-vertical-align="middle" draw:auto-grow-height="false" fo:min-height="1.497cm" fo:min-width="4.55cm"/>
      <style:paragraph-properties style:writing-mode="lr-tb"/>
    </style:style>
    <style:style style:name="gr15" style:family="graphic" style:parent-style-name="Graphic">
      <style:graphic-properties draw:textarea-horizontal-align="justify" draw:textarea-vertical-align="middle" draw:auto-grow-height="false" fo:min-height="1.497cm" fo:min-width="4.67cm"/>
      <style:paragraph-properties style:writing-mode="lr-tb"/>
    </style:style>
    <style:style style:name="gr16" style:family="graphic" style:parent-style-name="Graphic">
      <style:graphic-properties draw:textarea-horizontal-align="justify" draw:textarea-vertical-align="middle" draw:auto-grow-height="false" fo:min-height="1.497cm" fo:min-width="4.551cm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4.225cm" fo:min-width="8.1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575cm"/>
      <style:paragraph-properties style:writing-mode="lr-tb"/>
    </style:style>
    <style:style style:name="gr19" style:family="graphic" style:parent-style-name="Graphic">
      <style:graphic-properties svg:stroke-color="#ff0000" draw:fill="none" draw:textarea-horizontal-align="justify" draw:textarea-vertical-align="middle" draw:auto-grow-height="false" fo:min-height="3.25cm" fo:min-width="1.5cm"/>
    </style:style>
    <style:style style:name="gr20" style:family="graphic" style:parent-style-name="Graphic">
      <style:graphic-properties svg:stroke-color="#ff0000" draw:fill="none" draw:textarea-horizontal-align="justify" draw:textarea-vertical-align="middle" draw:auto-grow-height="false" fo:min-height="3.25cm" fo:min-width="1.35cm"/>
    </style:style>
    <style:style style:name="gr2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co1" style:family="table-column">
      <style:table-column-properties style:column-width="1.238cm" style:use-optimal-column-width="false"/>
    </style:style>
    <style:style style:name="co2" style:family="table-column">
      <style:table-column-properties style:column-width="1.242cm" style:use-optimal-column-width="false"/>
    </style:style>
    <style:style style:name="ro1" style:family="table-row">
      <style:table-row-properties style:row-height="0.986cm" style:use-optimal-row-height="false"/>
    </style:style>
    <style:style style:name="ce1" style:family="table-cell">
      <loext:graphic-properties draw:fill-color="#ffffff"/>
      <style:paragraph-properties fo:text-align="center" fo:border="0.03pt solid #000000"/>
      <style:text-properties style:font-name="M+ 2p"/>
    </style:style>
    <style:style style:name="ce2" style:family="table-cell">
      <loext:graphic-properties draw:fill-color="#ffffff"/>
      <style:paragraph-properties fo:text-align="center" fo:border="0.03pt solid #000000"/>
      <style:text-properties fo:color="#c9211e" loext:opacity="100%" style:font-name="M+ 2p"/>
    </style:style>
    <style:style style:name="ce3" style:family="table-cell">
      <loext:graphic-properties draw:fill-color="#dee6ef"/>
      <style:paragraph-properties fo:text-align="center" fo:border="0.03pt solid #000000"/>
      <style:text-properties style:font-name="M+ 2p" fo:font-size="16pt"/>
    </style:style>
    <style:style style:name="ce4" style:family="table-cell">
      <loext:graphic-properties draw:fill-color="#dee6ef"/>
      <style:paragraph-properties fo:text-align="center" fo:border="0.03pt solid #000000"/>
      <style:text-properties fo:color="#c9211e" loext:opacity="100%" style:font-name="M+ 2p"/>
    </style:style>
    <style:style style:name="ce5" style:family="table-cell">
      <loext:graphic-properties draw:fill-color="#dee6ef"/>
      <style:paragraph-properties fo:text-align="center" fo:border="0.03pt solid #000000"/>
      <style:text-properties style:font-name="M+ 2p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  <style:text-properties style:font-name="M+ 2p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c9211e" loext:opacity="100%" style:font-name="M+ 2p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text-properties style:font-size-asian="18pt"/>
    </style:style>
    <style:style style:name="P11" style:family="paragraph">
      <loext:graphic-properties draw:fill="none" draw:fill-color="#ffffff"/>
      <style:paragraph-properties style:writing-mode="lr-tb"/>
      <style:text-properties style:font-size-asian="18pt"/>
    </style:style>
    <style:style style:name="P12" style:family="paragraph">
      <style:paragraph-properties fo:text-align="center"/>
      <style:text-properties style:font-name="M+ 2p" fo:font-size="16pt"/>
    </style:style>
    <style:style style:name="P13" style:family="paragraph">
      <style:paragraph-properties fo:text-align="center"/>
      <style:text-properties style:font-size-asian="18pt"/>
    </style:style>
    <style:style style:name="P14" style:family="paragraph">
      <style:paragraph-properties fo:text-align="center"/>
      <style:text-properties fo:color="#c9211e" loext:opacity="100%" style:font-name="M+ 2p" fo:font-size="16pt"/>
    </style:style>
    <style:style style:name="P15" style:family="paragraph">
      <style:text-properties fo:color="#c9211e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5cm" svg:height="0.768cm" svg:x="5.302cm" svg:y="1.651cm">
          <draw:text-box>
            <text:p><text:span text:style-name="T1">配列の内容</text:span></text:p>
          </draw:text-box>
        </draw:frame>
        <draw:frame draw:style-name="standard" draw:layer="layout" svg:width="9.907cm" svg:height="1.047cm" svg:x="1.594cm" svg:y="2.5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3" draw:layer="layout" svg:x1="2.252cm" svg:y1="3.6cm" svg:x2="2.252cm" svg:y2="4.642cm">
          <text:p/>
        </draw:line>
        <draw:line draw:style-name="gr3" draw:text-style-name="P3" draw:layer="layout" svg:x1="3.252cm" svg:y1="3.592cm" svg:x2="2.252cm" svg:y2="4.641cm">
          <text:p/>
        </draw:line>
        <draw:line draw:style-name="gr3" draw:text-style-name="P3" draw:layer="layout" svg:x1="5.846cm" svg:y1="3.585cm" svg:x2="4.846cm" svg:y2="4.634cm">
          <text:p/>
        </draw:line>
        <draw:line draw:style-name="gr3" draw:text-style-name="P3" draw:layer="layout" svg:x1="10.84cm" svg:y1="3.578cm" svg:x2="9.84cm" svg:y2="4.627cm">
          <text:p/>
        </draw:line>
        <draw:line draw:style-name="gr3" draw:text-style-name="P3" draw:layer="layout" svg:x1="8.334cm" svg:y1="3.601cm" svg:x2="7.334cm" svg:y2="4.65cm">
          <text:p/>
        </draw:line>
        <draw:line draw:style-name="gr2" draw:text-style-name="P3" draw:layer="layout" svg:x1="4.852cm" svg:y1="3.592cm" svg:x2="4.852cm" svg:y2="4.634cm">
          <text:p/>
        </draw:line>
        <draw:line draw:style-name="gr2" draw:text-style-name="P3" draw:layer="layout" svg:x1="9.852cm" svg:y1="3.585cm" svg:x2="9.852cm" svg:y2="4.627cm">
          <text:p/>
        </draw:line>
        <draw:line draw:style-name="gr2" draw:text-style-name="P3" draw:layer="layout" svg:x1="7.352cm" svg:y1="3.607cm" svg:x2="7.352cm" svg:y2="4.649cm">
          <text:p/>
        </draw:line>
        <draw:frame draw:style-name="standard" draw:layer="layout" svg:width="9.907cm" svg:height="1.047cm" svg:x="1.595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4"><text:span text:style-name="T3">3</text:span></text:p>
              </table:table-cell>
              <table:table-cell>
                <text:p text:style-name="P2"><text:span text:style-name="T2">2</text:span></text:p>
              </table:table-cell>
              <table:table-cell table:style-name="ce2">
                <text:p text:style-name="P4"><text:span text:style-name="T3">7</text:span></text:p>
              </table:table-cell>
              <table:table-cell>
                <text:p text:style-name="P2"><text:span text:style-name="T2">4</text:span></text:p>
              </table:table-cell>
              <table:table-cell table:style-name="ce2">
                <text:p text:style-name="P4"><text:span text:style-name="T3">11</text:span></text:p>
              </table:table-cell>
              <table:table-cell>
                <text:p text:style-name="P2"><text:span text:style-name="T2">6</text:span></text:p>
              </table:table-cell>
              <table:table-cell table:style-name="ce2">
                <text:p text:style-name="P4"><text:span text:style-name="T3">15</text:span></text:p>
              </table:table-cell>
              <table:table-cell>
                <text:p text:style-name="P2"><text:span text:style-name="T2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907cm" svg:height="1.047cm" svg:x="1.598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4"><text:span text:style-name="T3">10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4</text:span></text:p>
              </table:table-cell>
              <table:table-cell table:style-name="ce2">
                <text:p text:style-name="P4"><text:span text:style-name="T3">26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15</text:span></text:p>
              </table:table-cell>
              <table:table-cell>
                <text:p text:style-name="P2"><text:span text:style-name="T2">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907cm" svg:height="1.047cm" svg:x="1.654cm" svg:y="8.7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4"><text:span text:style-name="T3">36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6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3" draw:layer="layout" svg:x1="2.202cm" svg:y1="5.675cm" svg:x2="2.202cm" svg:y2="6.717cm">
          <text:p/>
        </draw:line>
        <draw:line draw:style-name="gr3" draw:text-style-name="P3" draw:layer="layout" svg:x1="4.75cm" svg:y1="5.65cm" svg:x2="2.202cm" svg:y2="6.717cm">
          <text:p/>
        </draw:line>
        <draw:line draw:style-name="gr3" draw:text-style-name="P3" draw:layer="layout" svg:x1="9.75cm" svg:y1="5.65cm" svg:x2="7.284cm" svg:y2="6.725cm">
          <text:p/>
        </draw:line>
        <draw:line draw:style-name="gr2" draw:text-style-name="P3" draw:layer="layout" svg:x1="7.302cm" svg:y1="5.682cm" svg:x2="7.302cm" svg:y2="6.724cm">
          <text:p/>
        </draw:line>
        <draw:line draw:style-name="gr2" draw:text-style-name="P3" draw:layer="layout" svg:x1="2.252cm" svg:y1="7.76cm" svg:x2="2.252cm" svg:y2="8.802cm">
          <text:p/>
        </draw:line>
        <draw:line draw:style-name="gr3" draw:text-style-name="P3" draw:layer="layout" svg:x1="7.25cm" svg:y1="7.65cm" svg:x2="2.252cm" svg:y2="8.802cm">
          <text:p/>
        </draw:line>
      </draw:page>
      <draw:page draw:name="page2" draw:style-name="dp1" draw:master-page-name="標準">
        <draw:custom-shape draw:style-name="gr4" draw:text-style-name="P5" draw:layer="layout" svg:width="5.75cm" svg:height="4cm" svg:x="2cm" svg:y="2.2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75cm" svg:y1="2.75cm" svg:x2="2.75cm" svg:y2="5.75cm">
          <text:p/>
        </draw:line>
        <draw:frame draw:style-name="gr6" draw:text-style-name="P7" draw:layer="layout" svg:width="2.769cm" svg:height="0.844cm" draw:transform="rotate (-1.5707963267949) translate (3.5cm 2.981cm)">
          <draw:text-box>
            <text:p text:style-name="P6"><text:span text:style-name="T4">Thread 0</text:span></text:p>
          </draw:text-box>
        </draw:frame>
        <draw:frame draw:style-name="gr7" draw:text-style-name="P9" draw:layer="layout" svg:width="2.5cm" svg:height="1.136cm" svg:x="3.5cm" svg:y="1.25cm">
          <draw:text-box>
            <text:p text:style-name="P8">Group</text:p>
          </draw:text-box>
        </draw:frame>
        <draw:line draw:style-name="gr8" draw:text-style-name="P3" draw:layer="layout" svg:x1="2.3cm" svg:y1="8.5cm" svg:x2="2.3cm" svg:y2="24.5cm">
          <text:p/>
        </draw:line>
        <draw:line draw:style-name="gr9" draw:text-style-name="P3" draw:layer="layout" svg:x1="4.45cm" svg:y1="8.5cm" svg:x2="4.45cm" svg:y2="24.5cm">
          <text:p/>
        </draw:line>
        <draw:line draw:style-name="gr10" draw:text-style-name="P3" draw:layer="layout" svg:x1="8.55cm" svg:y1="8.5cm" svg:x2="8.55cm" svg:y2="24.5cm">
          <text:p/>
        </draw:line>
        <draw:g>
          <draw:line draw:style-name="gr5" draw:text-style-name="P3" draw:layer="layout" svg:x1="3.5cm" svg:y1="2.75cm" svg:x2="3.5cm" svg:y2="5.75cm">
            <text:p/>
          </draw:line>
          <draw:frame draw:style-name="gr6" draw:text-style-name="P7" draw:layer="layout" svg:width="2.519cm" svg:height="0.844cm" draw:transform="rotate (-1.5707963267949) translate (4.25cm 2.981cm)">
            <draw:text-box>
              <text:p><text:span text:style-name="T4">Thread 1</text:span></text:p>
            </draw:text-box>
          </draw:frame>
        </draw:g>
        <draw:g>
          <draw:line draw:style-name="gr5" draw:text-style-name="P3" draw:layer="layout" svg:x1="4.25cm" svg:y1="2.75cm" svg:x2="4.25cm" svg:y2="5.75cm">
            <text:p/>
          </draw:line>
          <draw:frame draw:style-name="gr6" draw:text-style-name="P7" draw:layer="layout" svg:width="2.519cm" svg:height="0.844cm" draw:transform="rotate (-1.5707963267949) translate (5cm 2.981cm)">
            <draw:text-box>
              <text:p><text:span text:style-name="T4">Thread 2</text:span></text:p>
            </draw:text-box>
          </draw:frame>
        </draw:g>
        <draw:g>
          <draw:line draw:style-name="gr5" draw:text-style-name="P3" draw:layer="layout" svg:x1="6.75cm" svg:y1="2.75cm" svg:x2="6.75cm" svg:y2="5.75cm">
            <text:p/>
          </draw:line>
          <draw:frame draw:style-name="gr11" draw:text-style-name="P7" draw:layer="layout" svg:width="2.519cm" svg:height="1.199cm" draw:transform="rotate (-1.5707963267949) translate (7.5cm 2.981cm)">
            <draw:text-box>
              <text:p><text:span text:style-name="T4">Thread N</text:span></text:p>
            </draw:text-box>
          </draw:frame>
          <draw:frame draw:style-name="gr7" draw:text-style-name="P1" draw:layer="layout" svg:width="1.5cm" svg:height="1.136cm" svg:x="5.25cm" svg:y="3.75cm">
            <draw:text-box>
              <text:p>…</text:p>
            </draw:text-box>
          </draw:frame>
        </draw:g>
        <draw:frame draw:style-name="gr1" draw:text-style-name="P9" draw:layer="layout" svg:width="2.25cm" svg:height="0.768cm" svg:x="1.3cm" svg:y="7.732cm">
          <draw:text-box>
            <text:p text:style-name="P8"><text:span text:style-name="T1">Thread 0</text:span></text:p>
          </draw:text-box>
        </draw:frame>
        <draw:frame draw:style-name="gr1" draw:text-style-name="P9" draw:layer="layout" svg:width="2.25cm" svg:height="0.768cm" svg:x="3.45cm" svg:y="7.75cm">
          <draw:text-box>
            <text:p text:style-name="P8"><text:span text:style-name="T1">Thread 2</text:span></text:p>
          </draw:text-box>
        </draw:frame>
        <draw:frame draw:style-name="gr1" draw:text-style-name="P9" draw:layer="layout" svg:width="2.25cm" svg:height="0.768cm" svg:x="7.45cm" svg:y="7.75cm">
          <draw:text-box>
            <text:p text:style-name="P8"><text:span text:style-name="T1">Thread 6</text:span></text:p>
          </draw:text-box>
        </draw:frame>
        <draw:line draw:style-name="gr12" draw:text-style-name="P3" draw:layer="layout" svg:x1="6.4cm" svg:y1="8.5cm" svg:x2="6.4cm" svg:y2="24.5cm">
          <text:p/>
        </draw:line>
        <draw:frame draw:style-name="gr1" draw:text-style-name="P9" draw:layer="layout" svg:width="2.25cm" svg:height="0.768cm" svg:x="5.2cm" svg:y="7.732cm">
          <draw:text-box>
            <text:p text:style-name="P8"><text:span text:style-name="T1">Thread 4</text:span></text:p>
          </draw:text-box>
        </draw:frame>
        <draw:frame draw:style-name="gr1" draw:text-style-name="P11" draw:layer="layout" svg:width="2.5cm" svg:height="0.768cm" svg:x="10cm" svg:y="7.75cm">
          <draw:text-box>
            <text:p text:style-name="P10"><text:span text:style-name="T1">配列の内容</text:span></text:p>
          </draw:text-box>
        </draw:frame>
        <draw:frame draw:style-name="standard" draw:layer="layout" svg:width="9.907cm" svg:height="1.047cm" svg:x="9.592cm" svg:y="8.6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 text:style-name="P12"><text:span text:style-name="T2">1</text:span></text:p>
              </table:table-cell>
              <table:table-cell>
                <text:p text:style-name="P12"><text:span text:style-name="T2">2</text:span></text:p>
              </table:table-cell>
              <table:table-cell>
                <text:p text:style-name="P12"><text:span text:style-name="T2">3</text:span></text:p>
              </table:table-cell>
              <table:table-cell>
                <text:p text:style-name="P12"><text:span text:style-name="T2">4</text:span></text:p>
              </table:table-cell>
              <table:table-cell table:style-name="ce1">
                <text:p text:style-name="P12"><text:span text:style-name="T2">5</text:span></text:p>
              </table:table-cell>
              <table:table-cell table:style-name="ce1">
                <text:p text:style-name="P12"><text:span text:style-name="T2">6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8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3" draw:text-style-name="P13" draw:layer="layout" svg:width="4.491cm" svg:height="1.497cm" draw:transform="rotate (1.5707963267949) translate (1.563cm 13.341cm)">
          <text:p text:style-name="P13">ループ1回目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491cm" svg:height="1.497cm" draw:transform="rotate (1.5707963267949) translate (3.659cm 13.341cm)">
          <text:p text:style-name="P13">ループ1回目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5cm" svg:height="1.497cm" draw:transform="rotate (1.5707963267949) translate (5.694cm 15.436cm)">
          <text:p text:style-name="P13">ループ1回目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491cm" svg:height="1.497cm" draw:transform="rotate (1.5707963267949) translate (7.79cm 13.341cm)">
          <text:p text:style-name="P13">ループ1回目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67cm" svg:height="1.497cm" draw:transform="rotate (1.5707963267949) translate (1.563cm 18.25cm)">
          <text:p text:style-name="P13">ループ2回目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51cm" svg:height="1.497cm" draw:transform="rotate (1.5707963267949) translate (5.754cm 20.346cm)">
          <text:p text:style-name="P13">ループ2回目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5cm" svg:height="1.497cm" draw:transform="rotate (1.5707963267949) translate (1.563cm 23.1cm)">
          <text:p text:style-name="P13">ループ3回目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5cm" svg:y1="9.75cm" svg:x2="10.25cm" svg:y2="13.25cm">
          <text:p/>
        </draw:line>
        <draw:line draw:style-name="gr3" draw:text-style-name="P3" draw:layer="layout" svg:x1="11.25cm" svg:y1="9.725cm" svg:x2="10.25cm" svg:y2="13.25cm">
          <text:p/>
        </draw:line>
        <draw:line draw:style-name="gr3" draw:text-style-name="P3" draw:layer="layout" svg:x1="13.844cm" svg:y1="9.701cm" svg:x2="12.844cm" svg:y2="13.226cm">
          <text:p/>
        </draw:line>
        <draw:line draw:style-name="gr3" draw:text-style-name="P3" draw:layer="layout" svg:x1="18.838cm" svg:y1="9.677cm" svg:x2="17.838cm" svg:y2="13.202cm">
          <text:p/>
        </draw:line>
        <draw:line draw:style-name="gr3" draw:text-style-name="P3" draw:layer="layout" svg:x1="16.332cm" svg:y1="11.553cm" svg:x2="15.332cm" svg:y2="15.078cm">
          <text:p/>
        </draw:line>
        <draw:line draw:style-name="gr2" draw:text-style-name="P3" draw:layer="layout" svg:x1="12.85cm" svg:y1="9.725cm" svg:x2="12.85cm" svg:y2="13.225cm">
          <text:p/>
        </draw:line>
        <draw:line draw:style-name="gr2" draw:text-style-name="P3" draw:layer="layout" svg:x1="17.85cm" svg:y1="9.7cm" svg:x2="17.85cm" svg:y2="13.2cm">
          <text:p/>
        </draw:line>
        <draw:line draw:style-name="gr2" draw:text-style-name="P3" draw:layer="layout" svg:x1="15.35cm" svg:y1="11.575cm" svg:x2="15.35cm" svg:y2="15.075cm">
          <text:p/>
        </draw:line>
        <draw:line draw:style-name="gr2" draw:text-style-name="P3" draw:layer="layout" svg:x1="10.25cm" svg:y1="14.25cm" svg:x2="10.25cm" svg:y2="16.75cm">
          <text:p/>
        </draw:line>
        <draw:line draw:style-name="gr2" draw:text-style-name="P3" draw:layer="layout" svg:x1="15.25cm" svg:y1="15.925cm" svg:x2="15.25cm" svg:y2="18.425cm">
          <text:p/>
        </draw:line>
        <draw:line draw:style-name="gr2" draw:text-style-name="P3" draw:layer="layout" svg:x1="10.25cm" svg:y1="17.8cm" svg:x2="10.25cm" svg:y2="20.75cm">
          <text:p/>
        </draw:line>
        <draw:line draw:style-name="gr3" draw:text-style-name="P3" draw:layer="layout" svg:x1="12.75cm" svg:y1="14.25cm" svg:x2="10.25cm" svg:y2="16.775cm">
          <text:p/>
        </draw:line>
        <draw:line draw:style-name="gr3" draw:text-style-name="P3" draw:layer="layout" svg:x1="17.775cm" svg:y1="15.926cm" svg:x2="15.275cm" svg:y2="18.451cm">
          <text:p/>
        </draw:line>
        <draw:line draw:style-name="gr3" draw:text-style-name="P3" draw:layer="layout" svg:x1="15.25cm" svg:y1="17.75cm" svg:x2="10.2cm" svg:y2="20.627cm">
          <text:p/>
        </draw:line>
        <draw:frame draw:style-name="standard" draw:layer="layout" svg:width="9.907cm" svg:height="1.047cm" svg:x="9.593cm" svg:y="13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4">
                <text:p text:style-name="P14"><text:span text:style-name="T3">3</text:span></text:p>
              </table:table-cell>
              <table:table-cell>
                <text:p text:style-name="P12"><text:span text:style-name="T2">2</text:span></text:p>
              </table:table-cell>
              <table:table-cell table:style-name="ce4">
                <text:p text:style-name="P14"><text:span text:style-name="T3">7</text:span></text:p>
              </table:table-cell>
              <table:table-cell>
                <text:p text:style-name="P12"><text:span text:style-name="T2">4</text:span></text:p>
              </table:table-cell>
              <table:table-cell>
                <text:p text:style-name="P12"><text:span text:style-name="T2">5</text:span></text:p>
              </table:table-cell>
              <table:table-cell>
                <text:p text:style-name="P12"><text:span text:style-name="T2">6</text:span></text:p>
              </table:table-cell>
              <table:table-cell table:style-name="ce2">
                <text:p text:style-name="P14"><text:span text:style-name="T3">15</text:span></text:p>
              </table:table-cell>
              <table:table-cell>
                <text:p text:style-name="P12"><text:span text:style-name="T2">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907cm" svg:height="1.047cm" svg:x="9.595cm" svg:y="10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2">1</text:span></text:p>
              </table:table-cell>
              <table:table-cell>
                <text:p text:style-name="P12"><text:span text:style-name="T2">2</text:span></text:p>
              </table:table-cell>
              <table:table-cell>
                <text:p text:style-name="P12"><text:span text:style-name="T2">3</text:span></text:p>
              </table:table-cell>
              <table:table-cell>
                <text:p text:style-name="P12"><text:span text:style-name="T2">4</text:span></text:p>
              </table:table-cell>
              <table:table-cell table:style-name="ce3">
                <text:p text:style-name="P12"><text:span text:style-name="T2">5</text:span></text:p>
              </table:table-cell>
              <table:table-cell table:style-name="ce3">
                <text:p text:style-name="P12"><text:span text:style-name="T2">6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8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907cm" svg:height="1.047cm" svg:x="9.596cm" svg:y="14.9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2">3</text:span></text:p>
              </table:table-cell>
              <table:table-cell>
                <text:p text:style-name="P12"><text:span text:style-name="T2">2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4</text:span></text:p>
              </table:table-cell>
              <table:table-cell table:style-name="ce4">
                <text:p text:style-name="P14"><text:span text:style-name="T3">11</text:span></text:p>
              </table:table-cell>
              <table:table-cell>
                <text:p text:style-name="P12"><text:span text:style-name="T2">6</text:span></text:p>
              </table:table-cell>
              <table:table-cell table:style-name="ce5">
                <text:p text:style-name="P12"><text:span text:style-name="T2">15</text:span></text:p>
              </table:table-cell>
              <table:table-cell>
                <text:p text:style-name="P12"><text:span text:style-name="T2">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907cm" svg:height="1.047cm" svg:x="9.597cm" svg:y="16.7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4">
                <text:p text:style-name="P14"><text:span text:style-name="T3">10</text:span></text:p>
              </table:table-cell>
              <table:table-cell>
                <text:p text:style-name="P12"><text:span text:style-name="T2">2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4</text:span></text:p>
              </table:table-cell>
              <table:table-cell table:style-name="ce5">
                <text:p text:style-name="P12"><text:span text:style-name="T2">11</text:span></text:p>
              </table:table-cell>
              <table:table-cell>
                <text:p text:style-name="P12"><text:span text:style-name="T2">6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9.907cm" svg:height="1.047cm" svg:x="9.598cm" svg:y="18.3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2">10</text:span></text:p>
              </table:table-cell>
              <table:table-cell>
                <text:p text:style-name="P12"><text:span text:style-name="T2">2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4</text:span></text:p>
              </table:table-cell>
              <table:table-cell table:style-name="ce2">
                <text:p text:style-name="P14"><text:span text:style-name="T3">26</text:span></text:p>
              </table:table-cell>
              <table:table-cell>
                <text:p text:style-name="P12"><text:span text:style-name="T2">6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9.907cm" svg:height="1.047cm" svg:x="9.599cm" svg:y="20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14"><text:span text:style-name="T3">21</text:span></text:p>
              </table:table-cell>
              <table:table-cell>
                <text:p text:style-name="P12"><text:span text:style-name="T2">2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4</text:span></text:p>
              </table:table-cell>
              <table:table-cell>
                <text:p text:style-name="P12"><text:span text:style-name="T2">26</text:span></text:p>
              </table:table-cell>
              <table:table-cell>
                <text:p text:style-name="P12"><text:span text:style-name="T2">6</text:span></text:p>
              </table:table-cell>
              <table:table-cell>
                <text:p text:style-name="P12"><text:span text:style-name="T2">7</text:span></text:p>
              </table:table-cell>
              <table:table-cell>
                <text:p text:style-name="P12"><text:span text:style-name="T2">8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7" draw:text-style-name="P5" draw:layer="layout" svg:width="8.75cm" svg:height="4.575cm" svg:x="9cm" svg:y="2.17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75cm" svg:y1="2.675cm" svg:x2="9.75cm" svg:y2="5.675cm">
          <text:p/>
        </draw:line>
        <draw:frame draw:style-name="gr6" draw:text-style-name="P7" draw:layer="layout" svg:width="2.769cm" svg:height="0.844cm" draw:transform="rotate (-1.5707963267949) translate (10.5cm 2.906cm)">
          <draw:text-box>
            <text:p text:style-name="P6"><text:span text:style-name="T4">Thread 0</text:span></text:p>
          </draw:text-box>
        </draw:frame>
        <draw:frame draw:style-name="gr18" draw:text-style-name="P9" draw:layer="layout" svg:width="5cm" svg:height="1.136cm" svg:x="11cm" svg:y="1.175cm">
          <draw:text-box>
            <text:p text:style-name="P8">「GPUのコア」</text:p>
          </draw:text-box>
        </draw:frame>
        <draw:g>
          <draw:line draw:style-name="gr5" draw:text-style-name="P3" draw:layer="layout" svg:x1="10.5cm" svg:y1="2.675cm" svg:x2="10.5cm" svg:y2="5.675cm">
            <text:p/>
          </draw:line>
          <draw:frame draw:style-name="gr6" draw:text-style-name="P7" draw:layer="layout" svg:width="2.519cm" svg:height="0.844cm" draw:transform="rotate (-1.5707963267949) translate (11.25cm 2.906cm)">
            <draw:text-box>
              <text:p><text:span text:style-name="T4">Thread 1</text:span></text:p>
            </draw:text-box>
          </draw:frame>
        </draw:g>
        <draw:g>
          <draw:line draw:style-name="gr5" draw:text-style-name="P3" draw:layer="layout" svg:x1="11.25cm" svg:y1="2.675cm" svg:x2="11.25cm" svg:y2="5.675cm">
            <text:p/>
          </draw:line>
          <draw:frame draw:style-name="gr6" draw:text-style-name="P7" draw:layer="layout" svg:width="2.519cm" svg:height="0.844cm" draw:transform="rotate (-1.5707963267949) translate (12cm 2.906cm)">
            <draw:text-box>
              <text:p><text:span text:style-name="T4">Thread 2</text:span></text:p>
            </draw:text-box>
          </draw:frame>
        </draw:g>
        <draw:line draw:style-name="gr5" draw:text-style-name="P3" draw:layer="layout" svg:x1="16.75cm" svg:y1="2.675cm" svg:x2="16.75cm" svg:y2="5.675cm">
          <text:p/>
        </draw:line>
        <draw:frame draw:style-name="gr11" draw:text-style-name="P7" draw:layer="layout" svg:width="2.519cm" svg:height="1.199cm" draw:transform="rotate (-1.5707963267949) translate (17.5cm 2.906cm)">
          <draw:text-box>
            <text:p><text:span text:style-name="T4">Thread N</text:span></text:p>
          </draw:text-box>
        </draw:frame>
        <draw:frame draw:style-name="gr7" draw:text-style-name="P1" draw:layer="layout" svg:width="1.5cm" svg:height="1.136cm" svg:x="15.45cm" svg:y="3.675cm">
          <draw:text-box>
            <text:p>…</text:p>
          </draw:text-box>
        </draw:frame>
        <draw:custom-shape draw:style-name="gr19" draw:text-style-name="P3" draw:layer="layout" svg:width="1.5cm" svg:height="3.25cm" svg:x="9.5cm" svg:y="2.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985cm" svg:y1="2.65cm" svg:x2="11.985cm" svg:y2="5.65cm">
          <text:p/>
        </draw:line>
        <draw:frame draw:style-name="gr6" draw:text-style-name="P7" draw:layer="layout" svg:width="2.769cm" svg:height="0.844cm" draw:transform="rotate (-1.5707963267949) translate (12.735cm 2.881cm)">
          <draw:text-box>
            <text:p text:style-name="P6"><text:span text:style-name="T4">Thread 3</text:span></text:p>
          </draw:text-box>
        </draw:frame>
        <draw:g>
          <draw:line draw:style-name="gr5" draw:text-style-name="P3" draw:layer="layout" svg:x1="12.735cm" svg:y1="2.65cm" svg:x2="12.735cm" svg:y2="5.65cm">
            <text:p/>
          </draw:line>
          <draw:frame draw:style-name="gr6" draw:text-style-name="P7" draw:layer="layout" svg:width="2.519cm" svg:height="0.844cm" draw:transform="rotate (-1.5707963267949) translate (13.485cm 2.881cm)">
            <draw:text-box>
              <text:p><text:span text:style-name="T4">Thread 4</text:span></text:p>
            </draw:text-box>
          </draw:frame>
        </draw:g>
        <draw:g>
          <draw:line draw:style-name="gr5" draw:text-style-name="P3" draw:layer="layout" svg:x1="13.485cm" svg:y1="2.65cm" svg:x2="13.485cm" svg:y2="5.65cm">
            <text:p/>
          </draw:line>
          <draw:frame draw:style-name="gr6" draw:text-style-name="P7" draw:layer="layout" svg:width="2.519cm" svg:height="0.844cm" draw:transform="rotate (-1.5707963267949) translate (14.235cm 2.881cm)">
            <draw:text-box>
              <text:p><text:span text:style-name="T4">Thread 5</text:span></text:p>
            </draw:text-box>
          </draw:frame>
        </draw:g>
        <draw:line draw:style-name="gr5" draw:text-style-name="P3" draw:layer="layout" svg:x1="14.22cm" svg:y1="2.625cm" svg:x2="14.22cm" svg:y2="5.625cm">
          <text:p/>
        </draw:line>
        <draw:frame draw:style-name="gr6" draw:text-style-name="P7" draw:layer="layout" svg:width="2.769cm" svg:height="0.844cm" draw:transform="rotate (-1.5707963267949) translate (14.97cm 2.856cm)">
          <draw:text-box>
            <text:p text:style-name="P6"><text:span text:style-name="T4">Thread 6</text:span></text:p>
          </draw:text-box>
        </draw:frame>
        <draw:g>
          <draw:line draw:style-name="gr5" draw:text-style-name="P3" draw:layer="layout" svg:x1="14.97cm" svg:y1="2.625cm" svg:x2="14.97cm" svg:y2="5.625cm">
            <text:p/>
          </draw:line>
          <draw:frame draw:style-name="gr6" draw:text-style-name="P7" draw:layer="layout" svg:width="2.519cm" svg:height="0.844cm" draw:transform="rotate (-1.5707963267949) translate (15.72cm 2.856cm)">
            <draw:text-box>
              <text:p><text:span text:style-name="T4">Thread 7</text:span></text:p>
            </draw:text-box>
          </draw:frame>
        </draw:g>
        <draw:custom-shape draw:style-name="gr20" draw:text-style-name="P3" draw:layer="layout" svg:width="1.35cm" svg:height="3.25cm" svg:x="12.65cm" svg:y="2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35cm" svg:height="3.25cm" svg:x="11.15cm" svg:y="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5cm" svg:height="3.25cm" svg:x="14.1cm" svg:y="2.5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7.75cm" svg:height="1.136cm" svg:x="8.75cm" svg:y="5.614cm">
          <draw:text-box>
            <text:p text:style-name="P15"><text:span text:style-name="T5">「</text:span><text:span text:style-name="T5">SIMD</text:span><text:span text:style-name="T5">スレッドのコア」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+ 2p" svg:font-family="'M+ 2p'" style:font-family-generic="modern" style:font-pitch="variable"/>
    <style:font-face style:name="M+ 2p1" svg:font-family="'M+ 2p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modern" style:font-pitch="variable"/>
    <style:font-face style:name="游明朝1" svg:font-family="游明朝" style:font-family-generic="roman" style:font-pitch="variable"/>
    <style:font-face style:name="游明朝2" svg:font-family="游明朝" style:font-family-generic="system" style:font-pitch="variable"/>
  </office:font-face-decls>
  <office:styles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13" svg:d="M0 13l10-13 10 13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1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+ 2p1" fo:font-family="'M+ 2p'" style:font-style-name="標準" style:font-family-generic="modern" style:font-pitch="variable" fo:font-size="18pt" fo:font-style="normal" fo:text-shadow="none" style:text-underline-style="none" fo:font-weight="normal" style:letter-kerning="true" style:font-name-asian="M+ 2p1" style:font-family-asian="'M+ 2p'" style:font-style-name-asian="標準" style:font-family-generic-asian="modern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1cm" svg:stroke-color="#000000" draw:marker-start-width="0.35cm" draw:marker-end-width="0.35cm" draw:fill="solid" draw:fill-color="#ffffff"/>
      <style:text-properties style:font-name="M+ 2p1" fo:font-family="'M+ 2p'" style:font-style-name="標準" style:font-family-generic="modern" style:font-pitch="variable" fo:font-size="18pt" style:font-name-asian="M+ 2p1" style:font-family-asian="'M+ 2p'" style:font-style-name-asian="標準" style:font-family-generic-asian="modern" style:font-pitch-asian="variable" style:font-size-asian="18pt"/>
    </style:style>
    <style:style style:name="Shapes" style:family="graphic" style:parent-style-name="Graphic">
      <style:graphic-properties draw:stroke="none" draw:fill="solid" draw:fill-color="#ffffff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3T14:58:53.304000000</meta:creation-date>
    <dc:date>2022-03-03T17:13:19.290000000</dc:date>
    <meta:editing-duration>PT22M37S</meta:editing-duration>
    <meta:editing-cycles>5</meta:editing-cycles>
    <meta:generator>LibreOfficeDev/7.3.1.0.0$Windows_X86_64 LibreOffice_project/0d3d6e1eba9b10bc334a769c275312a828b82a00</meta:generator>
    <meta:document-statistic meta:object-count="101"/>
  </office:meta>
</office:document-meta>
</file>